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2" style:family="paragraph" style:parent-style-name="Standard">
      <style:text-properties fo:font-weight="bold" officeooo:rsid="001295a9" officeooo:paragraph-rsid="001295a9" style:font-weight-asian="bold" style:font-weight-complex="bold"/>
    </style:style>
    <style:style style:name="P3" style:family="paragraph" style:parent-style-name="Standard" style:list-style-name="L4">
      <style:text-properties fo:font-weight="normal" officeooo:rsid="001295a9" officeooo:paragraph-rsid="001295a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295a9" officeooo:paragraph-rsid="001295a9" style:font-weight-asian="normal" style:font-weight-complex="normal"/>
    </style:style>
    <style:style style:name="P5" style:family="paragraph" style:parent-style-name="Standard">
      <style:text-properties fo:font-weight="normal" officeooo:rsid="0010d877" officeooo:paragraph-rsid="0010d877" style:font-weight-asian="normal" style:font-weight-complex="normal"/>
    </style:style>
    <style:style style:name="T1" style:family="text">
      <style:text-properties officeooo:rsid="0011a6c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15d4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a6c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requisitos:</text:p>
      <text:p text:style-name="P1"/>
      <text:p text:style-name="P1">1) <text:span text:style-name="T5">Se requiere de una aplicación móvil donde el cliente pueda </text:span><text:span text:style-name="T6">pedir la pizza de su preferencia, para que posteriormente le llegue a domicilio:</text:span></text:p>
      <text:p text:style-name="P5"/>
      <text:list xml:id="list1987910700808660912" text:style-name="L1">
        <text:list-item>
          <text:p text:style-name="P4">Cliente podrá iniciar sesión en la aplicación, una vez hecho podrá ingresar al menú.</text:p>
        </text:list-item>
        <text:list-item>
          <text:p text:style-name="P4">Dispondrá de un menú donde observará las distintas pizzas disponibles con sus respectivos ingredientes y el precio a pagar.</text:p>
        </text:list-item>
        <text:list-item>
          <text:p text:style-name="P4">Luego de escoger la pizza podrá escoger una bebida de manera opcional.</text:p>
        </text:list-item>
        <text:list-item>
          <text:p text:style-name="P4">Podrá escoger un ingrediente extra de manera opcional.</text:p>
        </text:list-item>
        <text:list-item>
          <text:p text:style-name="P4">Podrá escoger si pagar mediante transferencia bancaria o cobro a destino.</text:p>
        </text:list-item>
        <text:list-item>
          <text:p text:style-name="P4">Luego de escoger el método de pago tendrá de rellenar los datos de dirección y teléfono.</text:p>
        </text:list-item>
        <text:list-item>
          <text:p text:style-name="P4">Se le mostrará un resumen de su pedido y si está de acuerdo realizará el envío del pedido.</text:p>
        </text:list-item>
        <text:list-item>
          <text:p text:style-name="P4">Si el cliente escogió transferencia bancaria el cliente deberá de realizar el pago y luego introducir el número de confirmación, para que pueda ser enviada la pizza.</text:p>
        </text:list-item>
        <text:list-item>
          <text:p text:style-name="P4">Si el cliente escogió pago cobro destino solamente tendrá que esperar a que llegue su pedido y podrá pagar en efectivo.</text:p>
        </text:list-item>
        <text:list-item>
          <text:p text:style-name="P4">El cliente podrá verificar el estado de su pedido (En espera, Procesando o Enviado).</text:p>
        </text:list-item>
        <text:list-item>
          <text:p text:style-name="P4">El cliente podrá cancelar su pedido siempre y cuando el método de pago escogido sea por transferencia <text:span text:style-name="T2">y </text:span><text:span text:style-name="T4">aún </text:span><text:span text:style-name="T2">no haya realizado la misma.</text:span></text:p>
        </text:list-item>
      </text:list>
      <text:p text:style-name="P2"/>
      <text:p text:style-name="P2"><text:span text:style-name="T2">2) </text:span><text:span text:style-name="T3">Se requiere una aplicación web donde el empleado encargado de los pedidos pueda administrar los mismos:</text:span></text:p>
      <text:p text:style-name="P2"/>
      <text:list xml:id="list7376315931521698711" text:style-name="L4">
        <text:list-item>
          <text:p text:style-name="P3"><text:span text:style-name="T2">El encargado podrá primeramente gestionar el menú de pizzas, agregar nuevas pizzas, cambiar le precio, eliminar pizzas y demás atributos.</text:span></text:p>
        </text:list-item>
        <text:list-item>
          <text:p text:style-name="P3"><text:span text:style-name="T2">Todo cambio en el menú se reflejará de manera automática en la aplicación del cliente.</text:span></text:p>
        </text:list-item>
        <text:list-item>
          <text:p text:style-name="P3"><text:span text:style-name="T2">Podrá visualizar los pedidos entrantes, que serán ordenados por llegada.</text:span></text:p>
        </text:list-item>
        <text:list-item>
          <text:p text:style-name="P3"><text:span text:style-name="T2">Podrá visualizar el estado del pedido, y también podrá cambiarlo.</text:span></text:p>
        </text:list-item>
        <text:list-item>
          <text:p text:style-name="P3"><text:span text:style-name="T2">Verificará si el pedido tiene método de pago “Transferencia” o “Cobro a destino”.</text:span></text:p>
        </text:list-item>
        <text:list-item>
          <text:p text:style-name="P3"><text:span text:style-name="T2">Si tiene transferencia bancaria deberá esperar que el cliente envíe el número de confirmación para poder procesar el pedido.</text:span></text:p>
        </text:list-item>
        <text:list-item>
          <text:p text:style-name="P3"><text:span text:style-name="T2">Si tiene como método de pago cobro a destino deberá mandar el aviso para que se cocine inmediatamente la pizza y colocar el pedido en el estado “procesando”.</text:span></text:p>
        </text:list-item>
        <text:list-item>
          <text:p text:style-name="P3"><text:span text:style-name="T2">Una vez que el pedido esté listo podrá enviarlo y cambiar el estado a “Enviado”.</text:span></text:p>
        </text:list-item>
        <text:list-item>
          <text:p text:style-name="P3"><text:span text:style-name="T2">Igual pasará cuando el cliente pague con transferencia bancaria, luego de confirmar la misma se cocinará la pizza y luego se enviará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02-27T17:11:56.176112839</dc:date>
    <meta:editing-duration>PT5M4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3" meta:word-count="400" meta:character-count="2310" meta:non-whitespace-character-count="1953"/>
  </office:meta>
</office:document-meta>
</file>